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6a1b1" officeooo:paragraph-rsid="0006a1b1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none" officeooo:rsid="0006a1b1" officeooo:paragraph-rsid="0006a1b1" style:font-size-asian="14pt" style:font-style-asian="normal" style:font-size-complex="16pt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ize="16pt" fo:font-style="normal" style:text-underline-style="none" officeooo:rsid="0006a1b1" officeooo:paragraph-rsid="0006a1b1" style:font-size-asian="14pt" style:font-style-asian="normal" style:font-size-complex="16pt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style:text-underline-style="solid" style:text-underline-width="auto" style:text-underline-color="font-color" style:font-size-complex="14pt"/>
    </style:style>
    <style:style style:name="T4" style:family="text">
      <style:text-properties fo:font-size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entation de l’entreprise</text:p>
      <text:p text:style-name="P2"/>
      <text:p text:style-name="P2"><text:tab/><text:span text:style-name="T3">L’histoir de disney</text:span></text:p>
      <text:p text:style-name="P2"><text:span text:style-name="T4"/></text:p>
      <text:p text:style-name="P3"><text:span text:style-name="T4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08:57:32.233041394</meta:creation-date>
    <dc:date>2022-11-09T09:10:30.991873979</dc:date>
    <meta:editing-duration>PT2M4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" meta:word-count="6" meta:character-count="49" meta:non-whitespace-character-count="43"/>
  </office:meta>
</office:document-meta>
</file>